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 style:list-style-name="L6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ize="24pt"/>
    </style:style>
    <style:style style:name="P10" style:family="paragraph">
      <style:paragraph-properties fo:margin-left="2.4cm" fo:margin-right="0cm" fo:text-indent="-0.8cm"/>
      <style:text-properties fo:font-size="24pt"/>
    </style:style>
    <style:style style:name="P11" style:family="paragraph">
      <style:paragraph-properties fo:margin-left="3.6cm" fo:margin-right="0cm" text:enable-numbering="false" fo:text-indent="-0.6cm"/>
      <style:text-properties fo:color="#23ff23" fo:font-size="22pt" fo:font-weight="bold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7.2cm" fo:margin-right="0cm" text:enable-numbering="false" fo:text-indent="-0.6cm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3.6cm" fo:margin-right="0cm" text:enable-numbering="false" fo:text-indent="-0.6cm"/>
      <style:text-properties fo:color="#23ff23" fo:font-size="20pt" fo:font-weight="bold"/>
    </style:style>
    <style:style style:name="P17" style:family="paragraph">
      <style:paragraph-properties fo:margin-left="0.508cm" fo:margin-right="0cm" fo:text-align="start" text:enable-numbering="false" fo:text-indent="-0.508cm"/>
    </style:style>
    <style:style style:name="P18" style:family="paragraph">
      <style:paragraph-properties fo:text-align="center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ff00" fo:font-size="24pt"/>
    </style:style>
    <style:style style:name="T6" style:family="text">
      <style:text-properties fo:font-size="24pt"/>
    </style:style>
    <style:style style:name="T7" style:family="text">
      <style:text-properties fo:color="#ff6633"/>
    </style:style>
    <style:style style:name="T8" style:family="text">
      <style:text-properties fo:color="#ff0000" fo:font-size="20pt"/>
    </style:style>
    <style:style style:name="T9" style:family="text">
      <style:text-properties fo:color="#23ff23" fo:font-size="22pt" fo:font-weight="bold"/>
    </style:style>
    <style:style style:name="T10" style:family="text">
      <style:text-properties fo:color="#ffffff"/>
    </style:style>
    <style:style style:name="T11" style:family="text">
      <style:text-properties fo:color="#ffcc99" fo:font-size="22pt" fo:font-weight="bold"/>
    </style:style>
    <style:style style:name="T12" style:family="text">
      <style:text-properties fo:color="#23ff23" fo:font-size="20pt" fo:font-weight="bold"/>
    </style:style>
    <style:style style:name="T13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10.0-10.7, Py tut §9.0-9.2</presentation:footer-decl>
      <presentation:footer-decl presentation:name="ftr2">CMPTxxxx</presentation:footer-decl>
      <presentation:date-time-decl presentation:name="dtd1" presentation:source="fixed">13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10.0-10.7, Py tut §9.0-9.2:<text:line-break/><text:tab/><text:tab/>Namespaces and Scope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3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739cm" svg:height="3.987cm" svg:x="20.32cm" svg:y="8.501cm">
          <text:list text:style-name="L3">
            <text:list-item>
              <text:p text:style-name="P2"><text:span text:style-name="T1">Quiz</text:span><text:span text:style-name="T2"> Py10-14</text:span><text:span text:style-name="T2"><text:line-break/></text:span><text:span text:style-name="T2">today</text:span></text:p>
            </text:list-item>
          </text:list>
          <text:list text:style-name="L3">
            <text:list-item>
              <text:p text:style-name="P2"><text:span text:style-name="T1">Paper</text:span><text:span text:style-name="T2"> Topic</text:span><text:span text:style-name="T2"><text:line-break/></text:span><text:span text:style-name="T2">(email)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tut 8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Exception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Handl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ais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l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in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User-defined</text:span> exce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assing <text:span text:style-name="T3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9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5">Define/describe</text:span><text:span text:style-name="T6"> the following OO term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bject</text:span>, <text:span text:style-name="T3">class</text:span>, <text:span text:style-name="T3">instance</text:span>, <text:span text:style-name="T3">attribute</text:span>, <text:span text:style-name="T3">method</text:span>, <text:span text:style-name="T3">constructor</text:span>, <text:span text:style-name="T3">overloading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Create a Python </text:span><text:span text:style-name="T5">dictionary</text:span><text:span text:style-name="T6"> for the following inventory of apples:</text:span><text:span text:style-name="T6"><text:line-break/></text:span><text:span text:style-name="T6"><text:tab/></text:span><text:span text:style-name="T6"><text:tab/></text:span><text:span text:style-name="T5">6 Red Delicious, 12 Fuji, 7 Gala</text:span><text:span text:style-name="T6">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Write a Python </text:span><text:span text:style-name="T5">function</text:span><text:span text:style-name="T6"> to print out the inventory in a user-friendly form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Include <text:span text:style-name="T3">docst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9 answers: #1</text:p>
          </draw:text-box>
        </draw:frame>
        <draw:frame presentation:style-name="pr5" draw:text-style-name="P9" draw:layer="layout" svg:width="25.199cm" svg:height="15.33cm" svg:x="1.4cm" svg:y="4.507cm" presentation:class="outline" presentation:user-transformed="true">
          <draw:text-box>
            <text:list text:style-name="L4">
              <text:list-item>
                <text:p text:style-name="P9"><text:span text:style-name="T3">Define/describe</text:span> the following OO terms:<text:tab/><text:tab/><text:tab/><text:tab/><text:span text:style-name="T7">[14]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Object: any entity or block of data in an OO langu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lass: a user-defined container type; collection of variable attributes and method attribu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nstance: an object of a given class; variables are to types as instances are to clas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</text:span><text:span text:style-name="T3">ttribute: a variable or method that is a property of an instance or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ethod: a function defined within a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onstructor: method which creates new instances of a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Overloading: Functions/operators performing differently depending on the types of the operan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9 answers: #2<text:tab/><text:tab/><text:tab/><text:span text:style-name="T8">[6]</text:span>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myBag = {'Red Delicious' : 6, 'Fuji' : 12, 'Gala' : 7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def print_apples(bag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"""Print what apples we have in the bag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for apple in bag.keys(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print 'You have %d %s apples.' % \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9">(bag[apple], apple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print_apples(myBa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Namespac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 <text:span text:style-name="T3">namespace</text:span> is a mapping from <text:span text:style-name="T3">names</text:span> (identifiers) to <text:span text:style-name="T3">objec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ath.pi</text:span> is a <text:span text:style-name="T3">mapping</text:span> from the name '<text:span text:style-name="T4">pi</text:span>' to the float object <text:span text:style-name="T4">3.1415926535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ath.pi</text:span> is in the <text:span text:style-name="T3">namespace</text:span> provided by the <text:span text:style-name="T4">math</text:span> standard library module</text:p>
                  </text:list-item>
                </text:list>
              </text:list-item>
            </text:list>
            <text:list text:style-name="L4">
              <text:list-item>
                <text:p text:style-name="P5">At a given point in the execution of a program, any number of namespaces may be <text:span text:style-name="T3">current</text:span>:</text:p>
              </text:list-item>
            </text:list>
            <text:list text:style-name="L4">
              <text:list-item>
                <text:list>
                  <text:list-item>
                    <text:p text:style-name="P6">Defines what names are <text:span text:style-name="T3">valid</text:span> at that poi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reating namespaces</text:p>
          </draw:text-box>
        </draw:frame>
        <draw:frame presentation:style-name="pr5" draw:text-style-name="P5" draw:layer="layout" svg:width="25.199cm" svg:height="14.451cm" svg:x="1.4cm" svg:y="4.507cm" presentation:class="outline" presentation:user-transformed="true">
          <draw:text-box>
            <text:list text:style-name="L4">
              <text:list-item>
                <text:p text:style-name="P5">The <text:span text:style-name="T3">default</text:span> namespace is present as long as the Python interpreter/compiler is activ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Contains</text:span><text:span text:style-name="T3"> built-in</text:span> names like <text:span text:style-name="T4">abs(), float(), ZeroDivisionError</text:span>, etc.</text:p>
                  </text:list-item>
                </text:list>
              </text:list-item>
            </text:list>
            <text:list text:style-name="L4">
              <text:list-item>
                <text:p text:style-name="P5">Each <text:span text:style-name="T3">module</text:span> has a <text:span text:style-name="T3">global</text:span> namespace visible everywhere in that module</text:p>
              </text:list-item>
            </text:list>
            <text:list text:style-name="L4">
              <text:list-item>
                <text:list>
                  <text:list-item>
                    <text:p text:style-name="P6">Variables defined in the outermost level of your Python <text:span text:style-name="T3">file</text:span></text:p>
                  </text:list-item>
                </text:list>
              </text:list-item>
            </text:list>
            <text:list text:style-name="L4">
              <text:list-item>
                <text:p text:style-name="P5">Each <text:span text:style-name="T3">function</text:span> invocation and <text:span text:style-name="T3">class</text:span> definition also defines a new <text:span text:style-name="T3">local</text:span> namespace</text:p>
              </text:list-item>
            </text:list>
            <text:list text:style-name="L4">
              <text:list-item>
                <text:list>
                  <text:list-item>
                    <text:p text:style-name="P6">Can be <text:span text:style-name="T3">nes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Namespaces avoid name collisi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point of namespaces is to avoid <text:span text:style-name="T3">name collision:</text:span></text:p>
              </text:list-item>
            </text:list>
            <text:list text:style-name="L4">
              <text:list-item>
                <text:p text:style-name="P5">Names defined in one namespace do not <text:span text:style-name="T3">conflict</text:span> with names defined in another namespac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import mat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print math.pi</text:span><text:span text:style-name="T9"><text:tab/></text:span><text:span text:style-name="T9"><text:tab/></text:span><text:span text:style-name="T11"># namespace of math modu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pi = 3</text:span><text:span text:style-name="T9"><text:tab/></text:span><text:span text:style-name="T9"><text:tab/></text:span><text:span text:style-name="T9"><text:tab/></text:span><text:span text:style-name="T9"><text:tab/></text:span><text:span text:style-name="T11"># namespace of current file: __main__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wo <text:span text:style-name="T3">libraries</text:span>, or two <text:span text:style-name="T3">classes</text:span>, can define functions with the <text:span text:style-name="T3">same</text:span> name without conflict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mplex.add()</text:span> and <text:span text:style-name="T4">Fraction.add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 of namespaces</text:p>
          </draw:text-box>
        </draw:frame>
        <draw:frame presentation:style-name="pr7" draw:text-style-name="P16" draw:layer="layout" svg:width="13.346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>G1 = 'global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>def factorial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L1 = 'local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if n == 0 or n == 1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2">return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3" draw:id="id1" draw:layer="layout" svg:width="8.819cm" svg:height="2.434cm" svg:x="17.569cm" svg:y="4.374cm">
          <text:p text:style-name="P17"><text:span text:style-name="T2">File module's global</text:span><text:span text:style-name="T2"><text:line-break/></text:span><text:span text:style-name="T2">namespace (__main__)</text:span></text:p>
        </draw:rect>
        <draw:rect draw:style-name="gr4" draw:text-style-name="P3" draw:id="id3" draw:layer="layout" svg:width="8.464cm" svg:height="2.434cm" svg:x="18.347cm" svg:y="8.749cm">
          <text:p text:style-name="P17"><text:span text:style-name="T2">Local namespace for</text:span><text:span text:style-name="T2"><text:line-break/></text:span><text:span text:style-name="T2">each call to factorial</text:span></text:p>
        </draw:rect>
        <draw:custom-shape draw:style-name="gr5" draw:text-style-name="P18" draw:id="id2" draw:layer="layout" svg:width="13.088cm" svg:height="10.583cm" svg:x="2.329cm" svg:y="4.09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id="id4" draw:layer="layout" svg:width="10.794cm" svg:height="6.245cm" svg:x="4.093cm" svg:y="7.93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8" draw:layer="layout" draw:type="curve" svg:x1="17.569cm" svg:y1="5.591cm" svg:x2="15.417cm" svg:y2="9.383cm" draw:start-shape="id1" draw:start-glue-point="3" draw:end-shape="id2" draw:end-glue-point="1">
          <text:p text:style-name="P1"/>
        </draw:connector>
        <draw:connector draw:style-name="gr6" draw:text-style-name="P18" draw:layer="layout" draw:type="curve" svg:x1="18.347cm" svg:y1="9.966cm" svg:x2="14.887cm" svg:y2="11.058cm" draw:start-shape="id3" draw:start-glue-point="3" draw:end-shape="id4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cop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“A <text:span text:style-name="T3">scope</text:span> is a <text:span text:style-name="T3">textual</text:span> region of a Python program where a namespace is <text:span text:style-name="T3">directly</text:span> <text:span text:style-name="T3">accessible</text:span>.”</text:p>
              </text:list-item>
            </text:list>
            <text:list text:style-name="L4">
              <text:list-item>
                <text:list>
                  <text:list-item>
                    <text:p text:style-name="P6">Can access without using <text:span text:style-name="T3">module</text:span> na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e.g., <text:span text:style-name="T4">pi</text:span> rather than <text:span text:style-name="T4">math.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cope deals with the <text:span text:style-name="T3">order</text:span> in which namespaces are searched to <text:span text:style-name="T3">resolve</text:span> a name</text:p>
              </text:list-item>
            </text:list>
            <text:list text:style-name="L4">
              <text:list-item>
                <text:list>
                  <text:list-item>
                    <text:p text:style-name="P6">First search <text:span text:style-name="T3">local</text:span> sco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enclosing</text:span> functions/cla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global</text:span> scope for that file/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built-in</text:span> nam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New names add to local scop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New names are <text:span text:style-name="T3">created</text:span> by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ssignment</text:span>: <text:span text:style-name="T4">x = 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unction</text:span> definitions: <text:span text:style-name="T4">def factorial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lass</text:span> definitions: <text:span text:style-name="T4">class Frac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mports</text:span>: <text:span text:style-name="T4">from math import *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New</text:span> names always add to the <text:span text:style-name="T3">local</text:span> scop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def distance(x1, y1, x2, y2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from math import sq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 sqrt((x2-x1)**2 + (y2-y1)**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sqr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# not defined her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he <text:span text:style-name="T13">global</text:span> directiv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Names outside the <text:span text:style-name="T3">local</text:span> scope are <text:span text:style-name="T3">read-only</text:span></text:p>
              </text:list-item>
            </text:list>
            <text:list text:style-name="L4">
              <text:list-item>
                <text:list>
                  <text:list-item>
                    <text:p text:style-name="P6">Attempts to <text:span text:style-name="T3">modify</text:span> them result in creating a new <text:span text:style-name="T3">local cop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G1 = 'global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def fun(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G1 = 'local'</text:span><text:span text:style-name="T9"><text:tab/></text:span><text:span text:style-name="T9"><text:tab/></text:span><text:span text:style-name="T11"># creates local copy of G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fu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>G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# G1 is unchang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 <text:span text:style-name="T4">global</text:span> directive says that references to those names refer to the file/module's <text:span text:style-name="T3">global</text:span> scop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08</text:span> due this week:</text:p>
              </text:list-item>
            </text:list>
            <text:list text:style-name="L4">
              <text:list-item>
                <text:list>
                  <text:list-item>
                    <text:p text:style-name="P6">Robust user input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HW09</text:span> due Wed:</text:p>
              </text:list-item>
            </text:list>
            <text:list text:style-name="L4">
              <text:list-item>
                <text:list>
                  <text:list-item>
                    <text:p text:style-name="P6">Wrapper for open(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Midterm</text:span> next week: Wed 22Nov</text:p>
              </text:list-item>
            </text:list>
            <text:list text:style-name="L4">
              <text:list-item>
                <text:list>
                  <text:list-item>
                    <text:p text:style-name="P6">M2 chs9-1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y ch10-14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1-13T17:38:28</dc:date>
    <dc:language>en-US</dc:language>
    <meta:editing-cycles>42</meta:editing-cycles>
    <meta:editing-duration>PT17H58M30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